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oudy Old Style" svg:font-family="Goudy Old Style" style:font-family-generic="roman" style:font-pitch="variable" svg:panose-1="2 2 5 2 5 3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/>
    </style:style>
    <style:style style:name="P2" style:parent-style-name="Normal" style:family="paragraph">
      <style:text-properties fo:font-weight="bold" style:font-weight-asian="bold" fo:font-size="18pt" style:font-size-asian="18pt"/>
    </style:style>
    <style:style style:name="P3" style:parent-style-name="Normal" style:family="paragraph">
      <style:text-properties fo:font-weight="bold" style:font-weight-asian="bold" fo:font-size="18pt" style:font-size-asian="18pt"/>
    </style:style>
    <style:style style:name="P4" style:parent-style-name="Normal" style:family="paragraph">
      <style:text-properties fo:font-weight="bold" style:font-weight-asian="bold" fo:font-size="18pt" style:font-size-asian="18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6" style:parent-style-name="Normal" style:family="paragraph">
      <style:paragraph-properties fo:text-align="center">
        <style:tab-stops>
          <style:tab-stop style:type="left" style:position="4.0361in"/>
        </style:tab-stops>
      </style:paragraph-properties>
      <style:text-properties style:font-name="Times New Roman" style:font-name-complex="Times New Roman" fo:font-weight="bold" style:font-weight-asian="bold" fo:font-size="18pt" style:font-size-asian="18pt"/>
    </style:style>
    <style:style style:name="P7" style:parent-style-name="Normal" style:family="paragraph">
      <style:paragraph-properties fo:text-align="center">
        <style:tab-stops>
          <style:tab-stop style:type="left" style:position="4.0361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8" style:parent-style-name="Normal" style:family="paragraph">
      <style:paragraph-properties fo:text-align="center">
        <style:tab-stops>
          <style:tab-stop style:type="left" style:position="4.0361in"/>
        </style:tab-stops>
      </style:paragraph-properties>
      <style:text-properties style:font-name="Goudy Old Style" style:font-name-complex="Times New Roman" fo:font-size="22pt" style:font-size-asian="22pt"/>
    </style:style>
    <style:style style:name="P9" style:parent-style-name="Normal" style:family="paragraph">
      <style:paragraph-properties fo:text-align="center">
        <style:tab-stops>
          <style:tab-stop style:type="left" style:position="4.0361in"/>
        </style:tab-stops>
      </style:paragraph-properties>
      <style:text-properties style:font-name="Goudy Old Style" style:font-name-complex="Times New Roman" fo:font-size="18pt" style:font-size-asian="18pt"/>
    </style:style>
    <style:style style:name="P10" style:parent-style-name="Normal" style:family="paragraph">
      <style:paragraph-properties fo:text-align="center">
        <style:tab-stops>
          <style:tab-stop style:type="left" style:position="4.0361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11" style:parent-style-name="Normal" style:family="paragraph">
      <style:paragraph-properties fo:text-align="center">
        <style:tab-stops>
          <style:tab-stop style:type="left" style:position="4.0361in"/>
        </style:tab-stops>
      </style:paragraph-properties>
      <style:text-properties style:font-name="Goudy Old Style" style:font-name-complex="Times New Roman" fo:font-size="22pt" style:font-size-asian="22pt"/>
    </style:style>
    <style:style style:name="P12" style:parent-style-name="Normal" style:family="paragraph">
      <style:paragraph-properties fo:margin-left="1.9687in">
        <style:tab-stops>
          <style:tab-stop style:type="left" style:position="2.0673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13" style:parent-style-name="Normal" style:family="paragraph">
      <style:paragraph-properties fo:margin-left="1.9687in">
        <style:tab-stops>
          <style:tab-stop style:type="left" style:position="2.0673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14" style:parent-style-name="Normal" style:family="paragraph">
      <style:paragraph-properties fo:margin-left="1.9687in">
        <style:tab-stops>
          <style:tab-stop style:type="left" style:position="2.0673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15" style:parent-style-name="Normal" style:family="paragraph">
      <style:paragraph-properties fo:margin-left="1.9687in">
        <style:tab-stops>
          <style:tab-stop style:type="left" style:position="2.0673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16" style:parent-style-name="Normal" style:family="paragraph">
      <style:paragraph-properties fo:margin-left="1.9687in">
        <style:tab-stops>
          <style:tab-stop style:type="left" style:position="2.0673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17" style:parent-style-name="Normal" style:family="paragraph">
      <style:paragraph-properties fo:margin-left="1.9687in">
        <style:tab-stops>
          <style:tab-stop style:type="left" style:position="2.0673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18" style:parent-style-name="Normal" style:family="paragraph">
      <style:paragraph-properties fo:margin-left="1.9687in">
        <style:tab-stops>
          <style:tab-stop style:type="left" style:position="2.0673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19" style:parent-style-name="Normal" style:family="paragraph">
      <style:paragraph-properties fo:text-align="center" fo:margin-left="1.9687in" fo:text-indent="1.6736in">
        <style:tab-stops>
          <style:tab-stop style:type="left" style:position="2.0673in"/>
        </style:tab-stops>
      </style:paragraph-properties>
      <style:text-properties style:font-name="Goudy Old Style" style:font-name-complex="Times New Roman" fo:font-weight="bold" style:font-weight-asian="bold" fo:font-size="18pt" style:font-size-asian="18pt"/>
    </style:style>
    <style:style style:name="P20" style:parent-style-name="Normal" style:family="paragraph">
      <style:paragraph-properties fo:text-align="center" fo:margin-left="2.2645in" fo:text-indent="1.477in">
        <style:tab-stops>
          <style:tab-stop style:type="left" style:position="0in"/>
        </style:tab-stops>
      </style:paragraph-properties>
      <style:text-properties style:font-name="Goudy Old Style" style:font-name-complex="Times New Roman" fo:font-size="18pt" style:font-size-asian="18pt"/>
    </style:style>
    <style:style style:name="P21" style:parent-style-name="Normal" style:family="paragraph">
      <style:paragraph-properties fo:text-align="center" fo:margin-left="2.2645in" fo:text-indent="1.477in">
        <style:tab-stops>
          <style:tab-stop style:type="left" style:position="0in"/>
        </style:tab-stops>
      </style:paragraph-properties>
      <style:text-properties style:font-name="Goudy Old Style" style:font-name-complex="Times New Roman" fo:font-size="18pt" style:font-size-asian="18pt"/>
    </style:style>
    <style:style style:name="P22" style:parent-style-name="Normal" style:family="paragraph">
      <style:paragraph-properties fo:text-align="center" fo:margin-left="2.2645in" fo:text-indent="1.477in">
        <style:tab-stops>
          <style:tab-stop style:type="left" style:position="0in"/>
        </style:tab-stops>
      </style:paragraph-properties>
    </style:style>
    <style:style style:name="T23" style:parent-style-name="DefaultParagraphFont" style:family="text">
      <style:text-properties style:font-name="Goudy Old Style" style:font-name-complex="Times New Roman" fo:font-size="18pt" style:font-size-asian="18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PROJEKT:</text:p>
      <text:p text:style-name="P8">Oprogramowanie przychodni lekarskiej.</text:p>
      <text:p text:style-name="P9"/>
      <text:p text:style-name="P10">ZLECENIODAWCA:</text:p>
      <text:p text:style-name="P11">Marcin Turek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WYKONAWCY:</text:p>
      <text:p text:style-name="P20">Ewa Wójcik</text:p>
      <text:p text:style-name="P21">Piotr Zawisza</text:p>
      <text:p text:style-name="P22"><text:span text:style-name="T23">WIMiIP, IS rok.III, gr 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oudy Old Style" svg:font-family="Goudy Old Style" style:font-family-generic="roman" style:font-pitch="variable" svg:panose-1="2 2 5 2 5 3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wan</meta:initial-creator>
    <dc:creator>Ewan</dc:creator>
    <meta:creation-date>2014-10-16T18:59:00Z</meta:creation-date>
    <dc:date>2014-10-16T19:08:00Z</dc:date>
    <meta:template xlink:href="Normal" xlink:type="simple"/>
    <meta:editing-cycles>1</meta:editing-cycles>
    <meta:editing-duration>PT540S</meta:editing-duration>
    <meta:document-statistic meta:page-count="1" meta:paragraph-count="1" meta:word-count="21" meta:character-count="149" meta:row-count="1" meta:non-whitespace-character-count="129"/>
  </office:meta>
</office:document-meta>
</file>